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8b90e" officeooo:paragraph-rsid="0008b90e"/>
    </style:style>
    <style:style style:name="T1" style:family="text">
      <style:text-properties officeooo:rsid="000a6aee"/>
    </style:style>
    <style:style style:name="T2" style:family="text">
      <style:text-properties officeooo:rsid="000c02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yer estuve leyendo un rato el libro, pero todavia me falta aprender cosas del libro y reaprender cosas de diapositivas de 2do que tengo. Asi que capaz todo este sujeto a cambios… Lo que se me ocurre es que yo suba lo definitivo hoy (viernes) o en el correr del fin de semana y tener ya una pequeña cuenta, decir tipo: Se toman la cantidad de tablas que hay y se dividen entre 4, si las tablas son 24 serian 6 para cada uno y seria → De 1 a 6 Camila, de 7 a 12 Gema, de 13 a 18 yo y de 19 a 24 Ian. Y el orden sera el que yo ponga en la carpeta.</text:p>
      <text:p text:style-name="P1"/>
      <text:p text:style-name="P1"><text:tab/>Me gustaria ver despues si puedo modificar porque en mi mente tengo ideas que me gustaria probar y ver como queda o si tiene sentido.</text:p>
      <text:p text:style-name="P1"/>
      <text:p text:style-name="P1"><text:tab/>Hay que tener en cuenta alimento para el personal?</text:p>
      <text:p text:style-name="P1"><text:tab/>Es necesario crear una relacion en el personal de Jefe supervisa a Empleado?</text:p>
      <text:p text:style-name="P1"><text:tab/>No estaria bueno almacenar “Nivel acceso” en “Personal” y que sean numeros, o “Tipo de acceso”? Capaz hay casos en donde no hay acceso alguno al sistema pero si es personal.<text:tab/></text:p>
      <text:p text:style-name="P1"><text:tab/>Nombre de personal? O todo esto se aleja de lo que es el objetivo del proyecto?</text:p>
      <text:p text:style-name="P1"><text:tab/>En Estado (y en otras) no habria totalidad? No la hemos usado en ningun lado</text:p>
      <text:p text:style-name="P1"><text:tab/>En estado yo creo que hay que agregar una restricción, porque asi como una vaca puede estar preáda y lactando a la misma vez, una vaca no puede estar lactando y seca. Eso seria para RNE y Prog.</text:p>
      <text:p text:style-name="P1"><text:tab/>Tengo que cambiar todos las entidades a MAYUSCULA, y todos las entidades y/o relaciones que sean 2 palabras ponerlas con un guion bajo entremedio.</text:p>
      <text:p text:style-name="P1"><text:tab/><text:span text:style-name="T1">Quiero expresar que la vaca produce leche de distinto “tipo” en el sentido de si es usable o no. Creo yo que podria ser un atributo de “Produce” (relación), donde podes tener usable/no_usable como posibles valores. Pero no deberia ser tambien un atributo de “Leche” (entidad), porque tendrias almacenado también el tipo de leche no usable. O sea, seria, se PRODUCE un TIPO de LECHE usable, y eso despues también se almacena y sabes que es USABLE, y sabes cuando CANTIDAD tenes de LECHE USABLE. O estoy mal? Asi tambien tengo por ejemplo los atributos “Cantidad” en Leche y Produce, que no se si hay conflicto porque no sabria cual es clave y como seria el pasaje a tablas de N:N, o sea, se que pasan las claves de (en este caso) Leche y Vaca a la tabla y se agregan los atributos de la relación, o eso tengo entendido. Pero… cual es clave en “Leche”?</text:span></text:p>
      <text:p text:style-name="P1"><text:tab/><text:span text:style-name="T1">Que pasa con el almacenamiento? Uso de cloro? Fecha de “produccion”? Fecha de retiro?</text:span></text:p>
      <text:p text:style-name="P1"><text:tab/><text:span text:style-name="T2">Como es la cardinalidad de Vaca/Estado, yo puse N:N, pero… una vaca puede tener mas de un estado, eso esta claro, el tema es que los atributos de Estado son Nº y Nombre, ahora, el número es un número secuencial que se va sumando cada vez que hay una vaca con un nuevo estado, o el número es 0=Lactando 1=Preñada 2=Antibiotico, etc.? En el segundo caso (numero secuencial) se entiende el N:N, pero en el primero, no deberia ser 1:N, donde una vaca puede tener muchos estados, pero un estado (ej: Estado: Nº: 45 Nombre: Seca) se le asigna a una sola, o seria algo innecesario e incorrecto? Pero si es el caso de N:N y es lo de numero secuencial, ¿para que esta el atributo nombre si con Nº se dice tod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7:43:47.292124821</meta:creation-date>
    <dc:date>2016-07-22T08:20:41.201030452</dc:date>
    <meta:editing-duration>PT6M33S</meta:editing-duration>
    <meta:editing-cycles>1</meta:editing-cycles>
    <meta:document-statistic meta:table-count="0" meta:image-count="0" meta:object-count="0" meta:page-count="1" meta:paragraph-count="12" meta:word-count="593" meta:character-count="3120" meta:non-whitespace-character-count="2526"/>
    <meta:generator>LibreOffice/5.0.6.3$Linux_X86_64 LibreOffice_project/00m0$Build-3</meta:generator>
  </office:meta>
</office:document-meta>
</file>